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6pt" style:text-underline-style="solid" style:text-underline-width="auto" style:text-underline-color="font-color" fo:font-weight="bold" officeooo:rsid="000b96bf" officeooo:paragraph-rsid="000b96b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" fo:font-size="12pt" style:text-underline-style="none" fo:font-weight="normal" officeooo:rsid="000b96bf" officeooo:paragraph-rsid="000b96b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" fo:font-size="12pt" style:text-underline-style="none" fo:font-weight="normal" officeooo:rsid="000b96bf" officeooo:paragraph-rsid="000d5c6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" fo:font-size="12pt" style:text-underline-style="none" fo:font-weight="normal" officeooo:rsid="000b96bf" officeooo:paragraph-rsid="000ee69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" fo:font-size="12pt" style:text-underline-style="none" fo:font-weight="normal" officeooo:rsid="000b96bf" officeooo:paragraph-rsid="0010d5b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" fo:font-size="12pt" style:text-underline-style="none" fo:font-weight="normal" officeooo:rsid="000b96bf" officeooo:paragraph-rsid="00152f8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" fo:font-size="12pt" style:text-underline-style="none" fo:font-weight="normal" officeooo:rsid="000b96bf" officeooo:paragraph-rsid="0015579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" fo:font-size="12pt" style:text-underline-style="none" fo:font-weight="bold" officeooo:rsid="000b96bf" officeooo:paragraph-rsid="000b96b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" fo:font-size="12pt" fo:font-style="italic" style:text-underline-style="solid" style:text-underline-width="auto" style:text-underline-color="font-color" fo:font-weight="bold" officeooo:rsid="00128488" officeooo:paragraph-rsid="00128488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5c66"/>
    </style:style>
    <style:style style:name="T3" style:family="text">
      <style:text-properties style:text-underline-style="solid" style:text-underline-width="auto" style:text-underline-color="font-color" officeooo:rsid="000ebd2e"/>
    </style:style>
    <style:style style:name="T4" style:family="text">
      <style:text-properties style:text-underline-style="solid" style:text-underline-width="auto" style:text-underline-color="font-color" officeooo:rsid="000ee692"/>
    </style:style>
    <style:style style:name="T5" style:family="text">
      <style:text-properties officeooo:rsid="000d5c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b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 Fastgrade! schema relationnel</text:p>
      <text:p text:style-name="P2"/>
      <text:p text:style-name="P9">tables d’entitées :</text:p>
      <text:p text:style-name="P8"/>
      <text:p text:style-name="P2"><text:span text:style-name="T6">professor</text:span>(<text:span text:style-name="T2">professor_</text:span><text:span text:style-name="T1">id</text:span>, firstname, lastname, mail, passwd, account_status)</text:p>
      <text:p text:style-name="P2"><text:span text:style-name="T6">student</text:span>(<text:span text:style-name="T2">student_</text:span><text:span text:style-name="T1">id</text:span>, firstname, lastname, mail, passwd, account_status)</text:p>
      <text:p text:style-name="P2"><text:span text:style-name="T6">admin</text:span>(<text:span text:style-name="T2">admin_id</text:span>, firstname, lastname, mail, passwd, account_status)</text:p>
      <text:p text:style-name="P2"><text:span text:style-name="T6">ue</text:span>(<text:span text:style-name="T3">ue_</text:span><text:span text:style-name="T1">code</text:span>, <text:span text:style-name="T7">promotion</text:span>)</text:p>
      <text:p text:style-name="P2"><text:span text:style-name="T6">subject</text:span>(<text:span text:style-name="T4">ue_</text:span><text:span text:style-name="T1">code*, subject_number,</text:span> statement)</text:p>
      <text:p text:style-name="P6"><text:span text:style-name="T6">exercise</text:span>(<text:span text:style-name="T4">ue_</text:span><text:span text:style-name="T2">code*, subject_number*, exercise_number,</text:span><text:span text:style-name="T5"> language_name*, statement, deadline_date, attributed_points, answer</text:span>)</text:p>
      <text:p text:style-name="P2"><text:span text:style-name="T6">enum_language</text:span>(<text:span text:style-name="T2">language_name</text:span>)</text:p>
      <text:p text:style-name="P2"/>
      <text:p text:style-name="P9">tables associatives :</text:p>
      <text:p text:style-name="P2"/>
      <text:p text:style-name="P3"><text:span text:style-name="T6">follow</text:span>(<text:span text:style-name="T2">student_</text:span><text:span text:style-name="T1">id*</text:span><text:span text:style-name="T2">, </text:span><text:span text:style-name="T4">ue_</text:span><text:span text:style-name="T2">code*</text:span>)</text:p>
      <text:p text:style-name="P7"><text:span text:style-name="T6">grading</text:span>(<text:span text:style-name="T2">professor_</text:span><text:span text:style-name="T1">id*, </text:span><text:span text:style-name="T2">student_</text:span><text:span text:style-name="T1">id, </text:span><text:span text:style-name="T4">ue_</text:span><text:span text:style-name="T1">code*, subject_number*</text:span>, <text:span text:style-name="T5">compilation_result, exec_result, grade, grade_visualisation_right, grade_visualisation_date</text:span>)</text:p>
      <text:p text:style-name="P5"><text:span text:style-name="T6">answer</text:span>(<text:span text:style-name="T2">student_</text:span><text:span text:style-name="T1">id*, </text:span><text:span text:style-name="T4">ue_</text:span><text:span text:style-name="T2">code*, subject_number*, exercise_number*</text:span><text:span text:style-name="T5">, student_answer</text:span>)</text:p>
      <text:p text:style-name="P4"><text:span text:style-name="T6">teach</text:span>(<text:span text:style-name="T2">professor_</text:span><text:span text:style-name="T1">id*, </text:span><text:span text:style-name="T3">ue_</text:span><text:span text:style-name="T1">code*</text:span>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4:27:49.717175938</meta:creation-date>
    <meta:generator>LibreOffice/6.1.5.2$Linux_X86_64 LibreOffice_project/10$Build-2</meta:generator>
    <dc:date>2020-02-01T20:55:03.282434941</dc:date>
    <meta:editing-duration>PT14M24S</meta:editing-duration>
    <meta:editing-cycles>10</meta:editing-cycles>
    <meta:document-statistic meta:table-count="0" meta:image-count="0" meta:object-count="0" meta:page-count="1" meta:paragraph-count="14" meta:word-count="62" meta:character-count="802" meta:non-whitespace-character-count="754"/>
  </office:meta>
</office:document-meta>
</file>